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1000000495A65EDE41A414D14.png" manifest:media-type="image/png"/>
  <manifest:file-entry manifest:full-path="Pictures/1000000100000287000000D2A0237DD4A13E3A99.png" manifest:media-type="image/png"/>
  <manifest:file-entry manifest:full-path="Pictures/1000000100000127000000E46BFA20DBE082850B.tif" manifest:media-type="image/tiff"/>
  <manifest:file-entry manifest:full-path="Pictures/100000000000015900000260B3652E566467ABF8.jpg" manifest:media-type="image/jpeg"/>
  <manifest:file-entry manifest:full-path="Pictures/100000010000035A0000011EFAAA007E4123CEA4.png" manifest:media-type="image/png"/>
  <manifest:file-entry manifest:full-path="Pictures/10000001000002150000016CF7AC1783C48561A0.png" manifest:media-type="image/png"/>
  <manifest:file-entry manifest:full-path="Pictures/1000000100000224000000474EF8AD634D4E3AAA.png" manifest:media-type="image/png"/>
  <manifest:file-entry manifest:full-path="Pictures/10000001000001F2000000CAC5953E2214E04F54.png" manifest:media-type="image/png"/>
  <manifest:file-entry manifest:full-path="Pictures/10000001000005B80000005647BBC9399292F40B.png" manifest:media-type="image/png"/>
  <manifest:file-entry manifest:full-path="Pictures/100000010000031C00000057C2A4A8104AEAA8B6.png" manifest:media-type="image/png"/>
  <manifest:file-entry manifest:full-path="Pictures/10000001000002380000004523403E1C7B4DC024.png" manifest:media-type="image/png"/>
  <manifest:file-entry manifest:full-path="Pictures/10000001000002260000004757F053A71D4AA67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ing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ing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ing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ing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P6" style:family="paragraph" style:parent-style-name="Heading">
      <style:paragraph-properties fo:margin-top="0.199cm" fo:margin-bottom="0.199cm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Default" style:master-page-name="Standard">
      <style:paragraph-properties fo:text-align="justify" style:justify-single-word="false" style:page-number="auto"/>
      <style:text-properties officeooo:rsid="001a85a2" officeooo:paragraph-rsid="001a85a2"/>
    </style:style>
    <style:style style:name="P8" style:family="paragraph" style:parent-style-name="Default">
      <style:paragraph-properties fo:text-align="justify" style:justify-single-word="false"/>
      <style:text-properties officeooo:rsid="001a85a2" officeooo:paragraph-rsid="001a85a2"/>
    </style:style>
    <style:style style:name="P9" style:family="paragraph" style:parent-style-name="Default">
      <style:paragraph-properties fo:text-align="justify" style:justify-single-word="false" fo:break-before="page"/>
      <style:text-properties officeooo:rsid="001a85a2" officeooo:paragraph-rsid="001a85a2"/>
    </style:style>
    <style:style style:name="P10" style:family="paragraph" style:parent-style-name="Default">
      <style:paragraph-properties fo:text-align="justify" style:justify-single-word="false" fo:break-before="column"/>
      <style:text-properties officeooo:rsid="001a85a2" officeooo:paragraph-rsid="001a85a2"/>
    </style:style>
    <style:style style:name="T1" style:family="text">
      <style:text-properties officeooo:rsid="001a85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</text:p>
      <text:p text:style-name="P8"><draw:frame draw:style-name="fr1" draw:name="Imagen1" text:anchor-type="char" svg:width="11.282cm" svg:height="7.705cm" draw:z-index="4"><draw:image xlink:href="Pictures/10000001000002150000016CF7AC1783C48561A0.png" xlink:type="simple" xlink:show="embed" xlink:actuate="onLoad" draw:mime-type="image/png"/></draw:frame>2</text:p>
      <text:p text:style-name="P8"><draw:frame draw:style-name="fr1" draw:name="Imagen2" text:anchor-type="char" svg:width="11.599cm" svg:height="1.503cm" draw:z-index="5"><draw:image xlink:href="Pictures/1000000100000224000000474EF8AD634D4E3AAA.png" xlink:type="simple" xlink:show="embed" xlink:actuate="onLoad" draw:mime-type="image/png"/></draw:frame>3</text:p>
      <text:p text:style-name="P8"><draw:frame draw:style-name="fr1" draw:name="Imagen3" text:anchor-type="char" svg:width="13.697cm" svg:height="4.445cm" draw:z-index="6"><draw:image xlink:href="Pictures/1000000100000287000000D2A0237DD4A13E3A99.png" xlink:type="simple" xlink:show="embed" xlink:actuate="onLoad" draw:mime-type="image/png"/></draw:frame>4</text:p>
      <text:p text:style-name="P8"><draw:frame draw:style-name="fr2" draw:name="Imagen5" text:anchor-type="char" svg:width="16.506cm" svg:height="5.502cm" draw:z-index="7"><draw:image xlink:href="Pictures/100000010000035A0000011EFAAA007E4123CEA4.png" xlink:type="simple" xlink:show="embed" xlink:actuate="onLoad" draw:mime-type="image/png"/></draw:frame></text:p>
      <text:p text:style-name="P8"/>
      <text:p text:style-name="P8"/>
      <text:p text:style-name="P8"/>
      <text:p text:style-name="P10"/>
      <text:p text:style-name="P9">5</text:p>
      <text:p text:style-name="P8"><draw:frame draw:style-name="fr1" draw:name="Imagen4" text:anchor-type="char" svg:width="10.541cm" svg:height="4.276cm" draw:z-index="8"><draw:image xlink:href="Pictures/10000001000001F2000000CAC5953E2214E04F54.png" xlink:type="simple" xlink:show="embed" xlink:actuate="onLoad" draw:mime-type="image/png"/></draw:frame>6</text:p>
      <text:p text:style-name="P8"><draw:frame draw:style-name="fr1" draw:name="Imagen6" text:anchor-type="char" svg:width="15.602cm" svg:height="1.545cm" draw:z-index="9"><draw:image xlink:href="Pictures/10000001000002E1000000495A65EDE41A414D14.png" xlink:type="simple" xlink:show="embed" xlink:actuate="onLoad" draw:mime-type="image/png"/></draw:frame>7</text:p>
      <text:p text:style-name="P8"><draw:frame draw:style-name="fr2" draw:name="Imagen7" text:anchor-type="char" svg:width="16.506cm" svg:height="0.968cm" draw:z-index="10"><draw:image xlink:href="Pictures/10000001000005B80000005647BBC9399292F40B.png" xlink:type="simple" xlink:show="embed" xlink:actuate="onLoad" draw:mime-type="image/png"/></draw:frame>8</text:p>
      <text:p text:style-name="P8"><draw:frame draw:style-name="fr2" draw:name="Imagen8" text:anchor-type="char" svg:width="16.506cm" svg:height="1.803cm" draw:z-index="11"><draw:image xlink:href="Pictures/100000010000031C00000057C2A4A8104AEAA8B6.png" xlink:type="simple" xlink:show="embed" xlink:actuate="onLoad" draw:mime-type="image/png"/></draw:frame>9</text:p>
      <text:p text:style-name="P8"><draw:frame draw:style-name="fr1" draw:name="Imagen9" text:anchor-type="char" svg:width="12.023cm" svg:height="1.461cm" draw:z-index="12"><draw:image xlink:href="Pictures/10000001000002380000004523403E1C7B4DC024.png" xlink:type="simple" xlink:show="embed" xlink:actuate="onLoad" draw:mime-type="image/png"/></draw:frame>10</text:p>
      <text:p text:style-name="P8"><draw:frame draw:style-name="fr1" draw:name="Imagen10" text:anchor-type="char" svg:width="11.642cm" svg:height="1.503cm" draw:z-index="13"><draw:image xlink:href="Pictures/10000001000002260000004757F053A71D4AA6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1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fault" style:family="paragraph">
      <style:paragraph-properties fo:orphans="0" fo:widows="0"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-Fuente_20_de_20_párrafo_20_predeter." style:display-name="WW-Fuente de párrafo predeter." style:family="text"/>
    <style:style style:name="Internet_20_link" style:display-name="Internet link" style:family="text" style:parent-style-name="WW-Fuente_20_de_20_párrafo_20_predeter.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6.515cm" fo:margin-left="-0.009cm" table:align="left" style:writing-mode="lr-tb"/>
    </style:style>
    <style:style style:name="Tabla1.A" style:family="table-column">
      <style:table-column-properties style:column-width="1.79cm"/>
    </style:style>
    <style:style style:name="Tabla1.B" style:family="table-column">
      <style:table-column-properties style:column-width="10.368cm"/>
    </style:style>
    <style:style style:name="Tabla1.C" style:family="table-column">
      <style:table-column-properties style:column-width="1.965cm"/>
    </style:style>
    <style:style style:name="Tabla1.D" style:family="table-column">
      <style:table-column-properties style:column-width="2.392cm"/>
    </style:style>
    <style:style style:name="Tabla1.1" style:family="table-row">
      <style:table-row-properties style:min-row-height="0.741cm" fo:keep-together="always"/>
    </style:style>
    <style:style style:name="Tabla1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1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1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1.2" style:family="table-row">
      <style:table-row-properties style:min-row-height="0.487cm" fo:keep-together="always"/>
    </style:style>
    <style:style style:name="Tabla1.D2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none" fo:border-bottom="0.5pt solid #000000" style:writing-mode="lr-tb"/>
    </style:style>
    <style:style style:name="Tabla1.B3" style:family="table-cell">
      <style:table-cell-properties style:vertical-align="middle" fo:padding-left="0.125cm" fo:padding-right="0.125cm" fo:padding-top="0cm" fo:padding-bottom="0cm" fo:border-left="0.5pt solid #000000" fo:border-right="none" fo:border-top="none" fo:border-bottom="0.5pt solid #000000" style:writing-mode="lr-tb"/>
    </style:style>
    <style:style style:name="Tabla1.4" style:family="table-row">
      <style:table-row-properties style:min-row-height="0.399cm" fo:keep-together="always"/>
    </style:style>
    <style:style style:name="Tabla1.A5" style:family="table-cell">
      <style:table-cell-properties style:vertical-align="middle" fo:padding-left="0.125cm" fo:padding-right="0.125cm" fo:padding-top="0cm" fo:padding-bottom="0cm" fo:border-left="1pt solid #000000" fo:border-right="1pt solid #000000" fo:border-top="none" fo:border-bottom="0.5pt solid #000000" style:writing-mode="lr-tb"/>
    </style:style>
    <style:style style:name="MP1" style:family="paragraph" style:parent-style-name="Heading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ing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ing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ing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ing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MP6" style:family="paragraph" style:parent-style-name="Heading">
      <style:paragraph-properties fo:margin-top="0.199cm" fo:margin-bottom="0.199cm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T1" style:family="text">
      <style:text-properties officeooo:rsid="001a85a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7cm" fo:margin-bottom="1.129cm" fo:margin-left="2cm" fo:margin-right="2.49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371cm" fo:margin-bottom="1.129cm" fo:margin-left="2cm" fo:margin-right="2.49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1"><draw:frame draw:style-name="Mfr1" draw:name="gráficos1" text:anchor-type="paragraph" svg:x="0.019cm" svg:y="0.099cm" svg:width="1.494cm" svg:height="1.589cm" draw:z-index="3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1.B1" table:number-rows-spanned="2" office:value-type="string">
              <text:p text:style-name="MP2">Bases de datos</text:p>
            </table:table-cell>
            <table:table-cell table:style-name="Tabla1.B1" table:number-rows-spanned="4" office:value-type="string">
              <text:p text:style-name="MP3"><draw:frame draw:style-name="Mfr2" draw:name="gráficos2" text:anchor-type="char" svg:x="0.226cm" svg:y="0.138cm" svg:width="1.318cm" svg:height="1.879cm" draw:z-index="1"><draw:image xlink:href="Pictures/100000000000015900000260B3652E566467ABF8.jpg" xlink:type="simple" xlink:show="embed" xlink:actuate="onLoad" draw:mime-type="image/jpeg"/></draw:frame></text:p>
            </table:table-cell>
            <table:table-cell table:style-name="Tabla1.D1" office:value-type="string">
              <text:p text:style-name="MP4">1º DAM</text:p>
            </table:table-cell>
          </table:table-row>
          <table:table-row table:style-name="Tabla1.2">
            <table:covered-table-cell table:style-name="Tabla1.A1"/>
            <table:covered-table-cell table:style-name="Tabla1.B1"/>
            <table:covered-table-cell table:style-name="Tabla1.B1"/>
            <table:table-cell table:style-name="Tabla1.D2" table:number-rows-spanned="2" office:value-type="string">
              <text:p text:style-name="MP4">Control</text:p>
            </table:table-cell>
          </table:table-row>
          <table:table-row table:style-name="Tabla1.2">
            <table:covered-table-cell table:style-name="Tabla1.A1"/>
            <table:table-cell table:style-name="Tabla1.B3" table:number-rows-spanned="2" office:value-type="string">
              <text:p text:style-name="MP5">Tema 2 - DDL</text:p>
            </table:table-cell>
            <table:covered-table-cell table:style-name="Tabla1.B1"/>
            <table:covered-table-cell table:style-name="Tabla1.D2"/>
          </table:table-row>
          <table:table-row table:style-name="Tabla1.4">
            <table:covered-table-cell table:style-name="Tabla1.A1"/>
            <table:covered-table-cell table:style-name="Tabla1.B3"/>
            <table:covered-table-cell table:style-name="Tabla1.B1"/>
            <table:table-cell table:style-name="Tabla1.D2" office:value-type="string">
              <text:p text:style-name="MP4">T2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">NOMBRE:<text:span text:style-name="MT1">Alonso Marrero Bello</text:span></text:p>
            </table:table-cell>
            <table:covered-table-cell/>
            <table:covered-table-cell/>
            <table:covered-table-cell/>
          </table:table-row>
        </table:table>
        <text:p text:style-name="Heading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ies</meta:initial-creator>
    <meta:creation-date>2010-10-02T23:07:00</meta:creation-date>
    <dc:date>2023-10-18T08:50:40.904000000</dc:date>
    <meta:editing-cycles>11</meta:editing-cycles>
    <meta:editing-duration>PT31M12S</meta:editing-duration>
    <meta:generator>LibreOffice/7.6.2.1$Windows_X86_64 LibreOffice_project/56f7684011345957bbf33a7ee678afaf4d2ba333</meta:generator>
    <meta:document-statistic meta:table-count="1" meta:image-count="12" meta:object-count="0" meta:page-count="2" meta:paragraph-count="16" meta:word-count="24" meta:character-count="79" meta:non-whitespace-character-count="71"/>
  </office:meta>
</office:document-meta>
</file>